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V3</text:p>
          </table:table-cell>
          <table:table-cell office:value-type="string">
            <text:p>V4</text:p>
          </table:table-cell>
          <table:table-cell office:value-type="string">
            <text:p>V5</text:p>
          </table:table-cell>
          <table:table-cell office:value-type="string">
            <text:p>V6</text:p>
          </table:table-cell>
          <table:table-cell office:value-type="string">
            <text:p>V7</text:p>
          </table:table-cell>
          <table:table-cell office:value-type="string">
            <text:p>Leds 1</text:p>
          </table:table-cell>
          <table:table-cell office:value-type="string">
            <text:p>Leds 2</text:p>
          </table:table-cell>
          <table:table-cell office:value-type="string">
            <text:p>Leds 3</text:p>
          </table:table-cell>
          <table:table-cell office:value-type="string">
            <text:p>Leds 4</text:p>
          </table:table-cell>
          <table:table-cell office:value-type="string">
            <text:p>Leds 5</text:p>
          </table:table-cell>
          <table:table-cell office:value-type="string">
            <text:p>Leds 6</text:p>
          </table:table-cell>
          <table:table-cell office:value-type="string">
            <text:p>Leds 7</text:p>
          </table:table-cell>
          <table:table-cell office:value-type="string">
            <text:p>Rmin 1</text:p>
          </table:table-cell>
          <table:table-cell office:value-type="string">
            <text:p>Rmin 2</text:p>
          </table:table-cell>
          <table:table-cell office:value-type="string">
            <text:p>Rmin 3</text:p>
          </table:table-cell>
          <table:table-cell office:value-type="string">
            <text:p>Rmin 4</text:p>
          </table:table-cell>
          <table:table-cell office:value-type="string">
            <text:p>Rmin 5</text:p>
          </table:table-cell>
          <table:table-cell office:value-type="string">
            <text:p>Rmin 6</text:p>
          </table:table-cell>
          <table:table-cell office:value-type="string">
            <text:p>Rmin 7</text:p>
          </table:table-cell>
          <table:table-cell office:value-type="string">
            <text:p>Rmax1</text:p>
          </table:table-cell>
          <table:table-cell office:value-type="string">
            <text:p>Rmax2</text:p>
          </table:table-cell>
          <table:table-cell office:value-type="string">
            <text:p>Rmax3</text:p>
          </table:table-cell>
          <table:table-cell office:value-type="string">
            <text:p>Rmax4</text:p>
          </table:table-cell>
          <table:table-cell office:value-type="string">
            <text:p>Rmax5</text:p>
          </table:table-cell>
          <table:table-cell office:value-type="string">
            <text:p>Rmax6</text:p>
          </table:table-cell>
          <table:table-cell office:value-type="string">
            <text:p>Rmax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287">
            <text:p>287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 table:number-columns-repeated="2"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291">
            <text:p>29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289">
            <text:p>289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  <table:table-cell office:value-type="float" office:value="77">
            <text:p>77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296">
            <text:p>29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290">
            <text:p>290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290">
            <text:p>290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291">
            <text:p>291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office:value-type="float" office:value="288">
            <text:p>288</text:p>
          </table:table-cell>
          <table:table-cell table:number-columns-repeated="7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289">
            <text:p>289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303">
            <text:p>30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290">
            <text:p>290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287">
            <text:p>28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288">
            <text:p>288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289">
            <text:p>289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300">
            <text:p>3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4/30/2017</text:date>, <text:time>16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7-04-30T16:18:16.12</meta:creation-date>
    <dc:date>2017-04-30T16:30:10.21</dc:date>
    <dc:creator>Jacob </dc:creator>
    <meta:editing-duration>PT12M3S</meta:editing-duration>
    <meta:editing-cycles>2</meta:editing-cycles>
    <meta:generator>OpenOffice/4.1.2$Win32 OpenOffice.org_project/412m3$Build-9782</meta:generator>
    <meta:document-statistic meta:table-count="3" meta:cell-count="308" meta:object-count="0"/>
  </office:meta>
</office:document-meta>
</file>